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graphics"/>
  <manifest:file-entry manifest:full-path="meta.xml" manifest:media-type="text/xml"/>
  <manifest:file-entry manifest:full-path="styles.xml" manifest:media-type="text/xml"/>
  <manifest:file-entry manifest:full-path="Pictures/100002010000011A0000007FB94D1E3C6A9469FD.png" manifest:media-type="image/png"/>
  <manifest:file-entry manifest:full-path="Pictures/1000145D00001D1E00000D1E0CD2231606444DBA.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oboto" svg:font-family="Roboto" style:font-adornments="Normal"/>
    <style:font-face style:name="DejaVu Sans Mono1" svg:font-family="'DejaVu Sans Mono'" style:font-adornments="Book" style:font-family-generic="modern"/>
    <style:font-face style:name="Droid Sans" svg:font-family="'Droid Sans'" style:font-adornments="Regular" style:font-family-generic="swiss"/>
    <style:font-face style:name="FreeSans1" svg:font-family="FreeSans" style:font-family-generic="swiss"/>
    <style:font-face style:name="Mangal" svg:font-family="Mangal" style:font-family-generic="system"/>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adornments="Normal" style:font-family-generic="swiss" style:font-pitch="fixed"/>
    <style:font-face style:name="Aller" svg:font-family="Aller" style:font-adornments="Normal" style:font-pitch="variable"/>
    <style:font-face style:name="Aller1" svg:font-family="Aller" style:font-adornments="Regular" style:font-pitch="variable"/>
    <style:font-face style:name="Aller Display" svg:font-family="'Aller Display'" style:font-adornments="Normal" style:font-pitch="variable"/>
    <style:font-face style:name="Aller Light" svg:font-family="'Aller Light'" style:font-adornments="Normal" style:font-pitch="variable"/>
    <style:font-face style:name="Lobster 1.4" svg:font-family="'Lobster 1.4'" style:font-adornments="Normal"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text-properties officeooo:paragraph-rsid="0032bc57"/>
    </style:style>
    <style:style style:name="P2" style:family="paragraph" style:parent-style-name="Footer_20_right">
      <style:text-properties officeooo:paragraph-rsid="0032bc57"/>
    </style:style>
    <style:style style:name="P3" style:family="paragraph" style:parent-style-name="Footer_20_right">
      <style:text-properties officeooo:rsid="00317a1b" officeooo:paragraph-rsid="00317a1b"/>
    </style:style>
    <style:style style:name="P4" style:family="paragraph" style:parent-style-name="Title" style:master-page-name="First_20_Page">
      <style:paragraph-properties style:page-number="auto"/>
    </style:style>
    <style:style style:name="P5" style:family="paragraph" style:parent-style-name="Text_20_body">
      <style:text-properties officeooo:paragraph-rsid="001811b7"/>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fr" fo:country="FR" officeooo:rsid="008fecc6"/>
    </style:style>
    <style:style style:name="T4" style:family="text">
      <style:text-properties officeooo:rsid="00317a1b"/>
    </style:style>
    <style:style style:name="T5" style:family="text">
      <style:text-properties officeooo:rsid="0030e4f4"/>
    </style:style>
    <style:style style:name="T6" style:family="text">
      <style:text-properties officeooo:rsid="008fecc6"/>
    </style:style>
    <style:style style:name="T7" style:family="text">
      <style:text-properties officeooo:rsid="001811b7"/>
    </style:style>
    <style:style style:name="T8"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oyen">
      <style:graphic-properties style:vertical-pos="middle" style:vertical-rel="text" draw:ole-draw-aspect="1"/>
    </style:style>
    <style:style style:name="Sect1" style:family="section">
      <style:section-properties style:editable="false">
        <style:columns fo:column-count="2">
          <style:column style:rel-width="7937*" fo:start-indent="0cm" fo:end-indent="0cm"/>
          <style:column style:rel-width="1701*" fo:start-indent="0cm" fo:end-indent="0cm"/>
        </style:columns>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itle>Synthesis</text:title></text:p>
      <text:p text:style-name="Subtitle"><text:subject>State Of The Art and ICAPS reviews</text:subject></text:p>
      <text:p text:style-name="Sender">Antoine GRÉA</text:p>
      <text:h text:style-name="Heading_20_1" text:outline-level="1">ICAPS Review Analysis</text:h>
      <text:p text:style-name="First_20_paragraph">The review of my article in the context of ICAPS is pretty interesting : The reaction is strongly oriented toward two axis : The redaction and the (lack of) placement / motivations.</text:p>
      <text:h text:style-name="Heading_20_2" text:outline-level="2">Claims and <text:span text:style-name="T7">Judgments</text:span></text:h>
      <text:p text:style-name="First_20_paragraph">Here is a list of claims done by the reviewers :</text:p>
      <text:list xml:id="list6179210063066365011" text:style-name="L1">
        <text:list-item>
          <text:p text:style-name="P6">The paper is poorly written and verbose, This is making a <text:span text:style-name="T1">draft</text:span> impression on the reviewers.</text:p>
        </text:list-item>
        <text:list-item>
          <text:p text:style-name="P6">Some mistakes have been brought to attention.</text:p>
        </text:list-item>
        <text:list-item>
          <text:p text:style-name="P6">The "solution" to unsolvable problems has hit a point with them and need heavy rewriting.</text:p>
        </text:list-item>
        <text:list-item>
          <text:p text:style-name="P6">Papers has been suggested along with leads on POCL and an interesting question about how to soft solve in specific domains</text:p>
        </text:list-item>
        <text:list-item>
          <text:p text:style-name="P6">Motivations for soft solving are needed as its own part like on the "good excuses" paper</text:p>
        </text:list-item>
        <text:list-item>
          <text:p text:style-name="P6">The state of the art is shown as not done or not done well enough</text:p>
        </text:list-item>
        <text:list-item>
          <text:p text:style-name="P6">Closed world <text:span text:style-name="T7">assumption</text:span> should be respected, along with more classical way of doing (like STRIPS, etc)</text:p>
        </text:list-item>
        <text:list-item>
          <text:p text:style-name="P6">Heuristics are said to solve most of these issues</text:p>
        </text:list-item>
        <text:list-item>
          <text:p text:style-name="P6">Lifted model is asked for quite strongly.</text:p>
        </text:list-item>
        <text:list-item>
          <text:p text:style-name="P6">The experiment seems to not make "a convincing point".</text:p>
        </text:list-item>
      </text:list>
      <text:h text:style-name="Heading_20_2" text:outline-level="2">Response</text:h>
      <text:p text:style-name="First_20_paragraph">My idea of a response is a total <text:span text:style-name="T1">rewriting</text:span> of the article focused on the new version of SODA. Here are the improved points it needs to have :</text:p>
      <text:list xml:id="list5119045833464711900" text:style-name="L2">
        <text:list-item>
          <text:p text:style-name="P7">Strongly checked language and style</text:p>
        </text:list-item>
        <text:list-item>
          <text:p text:style-name="P7">Clear and efficient Plan</text:p>
        </text:list-item>
        <text:list-item>
          <text:p text:style-name="P7">A SOTA part that states the exact placement of this new paper relative to other <text:soft-page-break/>works.</text:p>
        </text:list-item>
        <text:list-item>
          <text:p text:style-name="P7">A motivations part that states <text:span text:style-name="T7">precisely</text:span> why we are doing all this.</text:p>
        </text:list-item>
        <text:list-item>
          <text:p text:style-name="P7">The new SODA should be : Lifted with a clear language STRIP compatible, using the closed world assumption, Heuristic driven and well <text:span text:style-name="T7">optimized</text:span></text:p>
        </text:list-item>
        <text:list-item>
          <text:p text:style-name="P7">Additional points will be made on Online planning and the such.</text:p>
        </text:list-item>
        <text:list-item>
          <text:p text:style-name="P7">Experiments should use precise metrics and must show clearly the performance profile of each way of doing on at least a standard domain. Plan quality metrics should be convincing and widely used if possible.</text:p>
        </text:list-item>
      </text:list>
      <text:h text:style-name="Heading_20_1" text:outline-level="1">Studied Papers</text:h>
      <text:p text:style-name="Résumé_20_bleu">All the following is mostly citations of important parts of the <text:span text:style-name="T7">referenced</text:span> article along with comments on said parts.</text:p>
      <text:h text:style-name="Heading_20_2" text:outline-level="2">A good excuse</text:h>
      <text:h text:style-name="Heading_20_3" text:outline-level="3">The closed world assumption</text:h>
      <text:p text:style-name="First_20_paragraph">The initial state is specified by providing a set s 0 of ground atoms, e.g., (holding block1) and ground fluent assignments, e.g., (= (loc obj1) loc2) . As usual, the description of the initial state is interpreted under the closed world assumption, i.e., any logical ground atom not mentioned in s 0 is assumed to be false and any fluent not mentioned is assumed to have an undefined value.</text:p>
      <text:h text:style-name="Heading_20_3" text:outline-level="3">Motivations !!!!</text:h>
      <text:p text:style-name="First_20_paragraph">a household robot was developed that uses a domain independent planning system. More often than not a sensor did not work the way it was supposed to, e.g., the vision component failed to detect an object on a table. [...] Obviously, thinking ahead of everything that might go wrong in a real-life environment is almost impossible [...] but it should also be able to tell the user what went wrong and why it couldn’t execute a given command.</text:p>
      <text:h text:style-name="Heading_20_3" text:outline-level="3">Good excuse</text:h>
      <text:p text:style-name="First_20_paragraph">Given an unsolvable planning task Π = Δ, C Π , s 0 , s ∗ , an excuse is a tuple χ = C χ , s χ that implies the solvable excuse task Π = Δ, C χ , s χ , s such that C Π ⊆ C χ and if (f = x) ∈ s 0 s χ (where denotes the symmetric set difference) then f must not contribute to s ∗ . [...] Given two acceptable excuses, it might nevertheless be the case that one of them subsumes the other if the changes in one excuse can be explained by the other one.</text:p>
      <text:h text:style-name="Heading_20_3" text:outline-level="3">Causal graph</text:h>
      <text:p text:style-name="First_20_paragraph">In order to analyze the relations between fluent symbols, we apply the notion of causal graphs and domain transition graphs (Helmert 2006) to the abstract domain description. The causal graph CG Δ of a planning domain Δ = T , C Δ , S, O is a directed graph (S, A) with an arc (u, v) ∈ A if there exists an operator o ∈ O so that u ∈ pre(o) and v ∈ eff(o) or <text:soft-page-break/>both u and v occur in eff (o). If u = v then (u, v) is in A iff the fluents in the precondition and effect can refer to distinct instances of the fluent. The causal graph captures the dependencies of fluents on each other</text:p>
      <text:p text:style-name="Bloc_20_sans_20_lettrine">We can even put variables information on edges !</text:p>
      <text:p text:style-name="Text_20_body">operator o ∈ O so that f = u is contained in pre(o) and f = v ∈ eff(o). The label consists of the preconditions of o minus the precondition f = u.</text:p>
      <text:p text:style-name="Text_20_body">For example, the domain transition graph of the robot pos fluent has one vertex consisting of a variable of type room and one edge ( room , room ) with the label of connected (room 1 , room 2 , door ) ∧ open (door ).</text:p>
      <text:p text:style-name="Text_20_body">The relevant domain, dom rel (f ), of a fluent f is defined by the following two conditions and can be calculated using a fixpoint iteration: If f = v contributes to the goal, then v ∈ dom rel (f ). Furthermore, for each fluent f on which f depends, dom rel (f ) contains the subset of dom(f ) which is (potentially) required to reach any element of dom rel (f ).</text:p>
      <text:h text:style-name="Heading_20_2" text:outline-level="2">Refinement Planning (State based)</text:h>
      <text:p text:style-name="Résumé_20_rouge">The complexity of plan synthesis depends on a variety of properties of the environment and the agent, including whether (1) the environment evolves only in response to the agent’s actions or also independently, (2) the state of the environment is observable or partially hidden, (3) the sensors of the agent are powerful enough to perceive the state of the environment, and (4) the agent’s actions have deterministic or stochastic effects</text:p>
      <text:h text:style-name="Heading_20_3" text:outline-level="3">Closed world again</text:h>
      <text:p text:style-name="First_20_paragraph">The initial state is assumed to be specified completely; so, negated conditions (that is, state-variables with false values) need not be shown.</text:p>
      <text:h text:style-name="Heading_20_3" text:outline-level="3">How Important Is Least Commitment?</text:h>
      <text:p text:style-name="First_20_paragraph">least commitment refers to the idea of constraining the partial plans as little as possible during individual refinements, with the intuition that <text:span text:style-name="T7">over committing</text:span> can eventually make the partial plan inconsistent, necessitating backtracking. [...] the first thing to understand about least commitment is that it has no special exclusive connection to ordering constraints [...]</text:p>
      <text:h text:style-name="Heading_20_2" text:outline-level="2">Design tradeoffs</text:h>
      <text:p text:style-name="Résumé_20_rouge">The special step to is always mapped to the dummy operator start, and similarly t, is always mapped to finish [...] A ground <text:span text:style-name="T7">linearization</text:span> (<text:span text:style-name="T7">a</text:span>ka completion) of a part<text:span text:style-name="T7">ia</text:span>l plan P :(T, O, H, ST, £) is a fully <text:span text:style-name="T7">instantiated</text:span> total ord<text:span text:style-name="T7">erin</text:span>g of the steps of ~ that is <text:span text:style-name="T7">consistent</text:span> with O</text:p>
      <text:h text:style-name="Heading_20_3" text:outline-level="3">Factors of performance</text:h>
      <text:list xml:id="list9152656744421703793" text:style-name="L3">
        <text:list-item>
          <text:p text:style-name="P8">branching factor !</text:p>
        </text:list-item>
        <text:list-item>
          <text:p text:style-name="P8"><text:soft-page-break/>average cost per invocation</text:p>
        </text:list-item>
        <text:list-item>
          <text:p text:style-name="P8">effective depth of the search</text:p>
        </text:list-item>
        <text:list-item>
          <text:p text:style-name="P8">goal selection cost</text:p>
        </text:list-item>
        <text:list-item>
          <text:p text:style-name="P8">consistency check cost</text:p>
        </text:list-item>
      </text:list>
      <text:h text:style-name="Heading_20_2" text:outline-level="2">Encoding Planning Constraints into POP !</text:h>
      <text:p text:style-name="Résumé_20_rouge">the user speci<text:span text:style-name="T7">fi</text:span>es additional constraints on the problem solution in order to: give a limit to the length of the solution plan, use or avoid speci<text:span text:style-name="T7">fi</text:span>c action instances [...] Often solution plans that simply achieve end goals are unsatisfactory since real user have more complex goals. <text:span text:style-name="T1">Like</text:span> goal of having temporal precedences among activities or attainment goals.</text:p>
      <text:h text:style-name="Heading_20_3" text:outline-level="3">The ancestor of Ramirez !</text:h>
      <text:p text:style-name="First_20_paragraph">In order to force the search space to produce plans which veri<text:span text:style-name="T7">fi</text:span>es the extended constraints, some dummy elements are introduced into the domain (i.e. dummy operators, initial facts and goals) and since the equivalent problem and its solutions will contain these dummy elements, dummy operators are to be removed in order to produce a solution to the original constrained problem through a solution decoding phase.</text:p>
      <text:p text:style-name="Bloc_20_sans_20_lettrine">OMG this is the ONE !</text:p>
      <text:h text:style-name="Heading_20_3" text:outline-level="3">Constraints</text:h>
      <text:p text:style-name="First_20_paragraph">C is a PCDL constraint. A solution for a constrained problem P is a partial plan such that solves the unconstrained version of P and satis<text:span text:style-name="T7">fi</text:span>es C .</text:p>
      <text:h text:style-name="Heading_20_3" text:outline-level="3">Dummy, Dummy! DUMMY !</text:h>
      <text:p text:style-name="First_20_paragraph">These techniques add some dummy facts to the initial states and/or the goals and/or the preconditions or <text:span text:style-name="T7">eff</text:span>ects of some existing operators. They can sometimes add some new dummy operators to the domain.</text:p>
      <text:p text:style-name="P5">The presence of dummy items causes the solution plan to be sometimes expressed in a language richer than the original planning language. </text:p>
      <text:p text:style-name="Bloc_20_sans_20_lettrine"><text:span text:style-name="T2">I love this guy !</text:span> </text:p>
      <text:p text:style-name="P5">Hence a <text:span text:style-name="T7">post compilation</text:span> phase is needed to translate the solution in the old language, i.e. by deleting dummy operators.</text:p>
      <text:h text:style-name="Heading_20_3" text:outline-level="3">Ramirez before Ramirez</text:h>
      <text:p text:style-name="First_20_paragraph">The presence constraint AT-LEAST-ONCE (a) is translated by inserting a new dummy goal u a into the user goals G and adding it to the effects of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oboto" svg:font-family="Roboto" style:font-adornments="Normal"/>
    <style:font-face style:name="DejaVu Sans Mono1" svg:font-family="'DejaVu Sans Mono'" style:font-adornments="Book" style:font-family-generic="modern"/>
    <style:font-face style:name="Droid Sans" svg:font-family="'Droid Sans'" style:font-adornments="Regular" style:font-family-generic="swiss"/>
    <style:font-face style:name="FreeSans1" svg:font-family="FreeSans" style:font-family-generic="swiss"/>
    <style:font-face style:name="Mangal" svg:font-family="Mangal" style:font-family-generic="system"/>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adornments="Normal" style:font-family-generic="swiss" style:font-pitch="fixed"/>
    <style:font-face style:name="Aller" svg:font-family="Aller" style:font-adornments="Normal" style:font-pitch="variable"/>
    <style:font-face style:name="Aller1" svg:font-family="Aller" style:font-adornments="Regular" style:font-pitch="variable"/>
    <style:font-face style:name="Aller Display" svg:font-family="'Aller Display'" style:font-adornments="Normal" style:font-pitch="variable"/>
    <style:font-face style:name="Aller Light" svg:font-family="'Aller Light'" style:font-adornments="Normal" style:font-pitch="variable"/>
    <style:font-face style:name="Lobster 1.4" svg:font-family="'Lobster 1.4'" style:font-adornments="Normal"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ler" fo:font-family="Aller"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tab-stop style:position="1.499cm"/>
        </style:tab-stops>
      </style:paragraph-properties>
      <style:text-properties fo:text-transform="capitalize"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size-asian="10.5pt"/>
    </style:style>
    <style:style style:name="List" style:family="paragraph" style:parent-style-name="Text_20_body" style:list-style-name="List_20_1" style:class="list">
      <style:paragraph-properties fo:margin-top="0cm" fo:margin-bottom="0.101cm" loext:contextual-spacing="false" fo:line-height="10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ab-stops>
          <style:tab-stop style:position="0.76cm"/>
          <style:tab-stop style:position="1.499cm"/>
        </style:tab-stops>
      </style:paragraph-properties>
      <style:text-properties style:font-name="Aller" fo:font-family="Aller" style:font-style-name="Normal"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ab-stops>
          <style:tab-stop style:position="1.499cm"/>
        </style:tab-stops>
      </style:paragraph-properties>
      <style:text-properties style:font-name="Aller" fo:font-family="Aller" style:font-style-name="Normal" style:font-pitch="variable" fo:font-size="130%"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ller" fo:font-family="Aller" style:font-style-name="Normal" style:font-pitch="variable" fo:font-size="115%"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Aller Display" fo:font-family="'Aller Display'" style:font-style-name="Normal" style:font-pitch="variable" fo:font-size="14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hidden="true"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Century Schoolbook L" fo:font-family="'Century Schoolbook L'" style:font-style-name="Roman" style:font-family-generic="roman" style:font-pitch="variable" fo:font-size="44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Aller Light" fo:font-family="'Aller Light'" style:font-style-name="Normal" style:font-pitch="variable" fo:font-size="28pt" fo:font-style="normal" style:font-size-asian="18pt" style:font-size-complex="18pt"/>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left="0.7cm" fo:margin-right="0cm" fo:margin-top="0cm" fo:margin-bottom="0.7cm" loext:contextual-spacing="false" fo:text-indent="0cm" style:auto-text-indent="false" style:shadow="none" text:number-lines="false" text:line-number="0"/>
      <style:text-properties fo:color="#657b83" fo:font-weight="bold" style:font-size-asian="10.5pt"/>
    </style:style>
    <style:style style:name="Salutation" style:family="paragraph" style:hidden="true"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_5f_Titre_20_1" style:display-name="_Titre 1" style:family="paragraph" style:parent-style-name="Heading_20_1" style:default-outline-level="" style:list-style-name=""/>
    <style:style style:name="_23_Titre_20_1" style:display-name="#Titre 1" style:family="paragraph" style:parent-style-name="Heading_20_1" style:default-outline-level="" style:list-style-name=""/>
    <style:style style:name="_5f_Titre_20_2" style:display-name="_Titre 2" style:family="paragraph" style:parent-style-name="Heading_20_2" style:default-outline-level="" style:list-style-name=""/>
    <style:style style:name="_23_Titre_20_2" style:display-name="#Titre 2" style:family="paragraph" style:parent-style-name="Heading_20_2" style:default-outline-level="" style:list-style-name=""/>
    <style:style style:name="_5f_Titre_20_3" style:display-name="_Titre 3" style:family="paragraph" style:parent-style-name="Heading_20_3" style:default-outline-level="" style:list-style-name=""/>
    <style:style style:name="_23_Titre_20_4" style:display-name="#Titre 4" style:family="paragraph" style:parent-style-name="Heading_20_3" style:default-outline-level="" style:list-style-name=""/>
    <style:style style:name="Résumé" style:family="paragraph" style:parent-style-name="Text_20_body">
      <style:paragraph-properties fo:padding="0.199cm" fo:border-left="3.49pt solid #657b83" fo:border-right="none" fo:border-top="none" fo:border-bottom="none" style:shadow="none"/>
      <style:text-properties fo:font-style="italic" style:font-size-asian="10.5pt"/>
    </style:style>
    <style:style style:name="Résumé_20_bleu" style:display-name="Résumé bleu" style:family="paragraph" style:parent-style-name="Résumé">
      <style:paragraph-properties fo:padding="0.199cm" fo:border-left="3.49pt solid #268bd2" fo:border-right="none" fo:border-top="none" fo:border-bottom="none"/>
    </style:style>
    <style:style style:name="Résumé_20_rouge" style:display-name="Résumé rouge" style:family="paragraph" style:parent-style-name="Résumé">
      <style:paragraph-properties fo:padding="0.199cm" fo:border-left="3.49pt solid #dc322f" fo:border-right="none" fo:border-top="none" fo:border-bottom="none"/>
    </style:style>
    <style:style style:name="Résumé_20_vert" style:display-name="Résumé vert" style:family="paragraph" style:parent-style-name="Résumé">
      <style:paragraph-properties fo:padding="0.199cm" fo:border-left="3.49pt solid #4a8e00" fo:border-right="none" fo:border-top="none" fo:border-bottom="none"/>
    </style:style>
    <style:style style:name="Titre_20_4_20_rouge" style:display-name="Titre 4 rouge" style:family="paragraph" style:parent-style-name="Heading_20_4" style:default-outline-level="" style:list-style-name="">
      <style:paragraph-properties style:shadow="none"/>
      <style:text-properties fo:color="#dc322f"/>
    </style:style>
    <style:style style:name="Titre_20_4_20_gris" style:display-name="Titre 4 gris" style:family="paragraph" style:parent-style-name="Heading_20_4" style:default-outline-level="" style:list-style-name="">
      <style:text-properties fo:color="#657b83"/>
    </style:style>
    <style:style style:name="Titre_20_4_20_bleu" style:display-name="Titre 4 bleu" style:family="paragraph" style:parent-style-name="Heading_20_4" style:default-outline-level="" style:list-style-name="">
      <style:text-properties fo:color="#268bd2"/>
    </style:style>
    <style:style style:name="Titre_20_4_20_vert" style:display-name="Titre 4 vert" style:family="paragraph" style:parent-style-name="Heading_20_4" style:default-outline-level="" style:list-style-name="">
      <style:text-properties fo:color="#4a8e00"/>
    </style:style>
    <style:style style:name="Bloc_20_spéciaux" style:display-name="Bloc spéciaux" style:family="paragraph" style:parent-style-name="Text_20_body">
      <loext:graphic-properties draw:fill="solid" draw:fill-color="#fdf6e3" draw:fill-image-width="0cm" draw:fill-image-height="0cm"/>
      <style:paragraph-properties fo:margin-left="0.7cm" fo:margin-right="0.7cm" fo:text-indent="0cm" style:auto-text-indent="false" fo:background-color="#fdf6e3">
        <style:tab-stops/>
        <style:drop-cap style:lines="2" style:distance="0.199cm" style:style-name="Drop_20_Caps"/>
      </style:paragraph-properties>
      <style:text-properties fo:background-color="transparent"/>
    </style:style>
    <style:style style:name="Code" style:family="paragraph" style:parent-style-name="Bloc_20_sans_20_lettrine">
      <loext:graphic-properties draw:fill-color="#fdf6e3"/>
      <style:paragraph-properties fo:margin-top="0cm" fo:margin-bottom="0cm" loext:contextual-spacing="false" fo:line-height="100%" fo:padding="0.199cm" fo:border-left="3.49pt solid #657b83" fo:border-right="none" fo:border-top="none" fo:border-bottom="none" style:shadow="none">
        <style:drop-cap/>
      </style:paragraph-properties>
      <style:text-properties style:font-name="Droid Sans Mono" fo:font-family="'Droid Sans Mono'" style:font-style-name="Normal" style:font-family-generic="swiss" style:font-pitch="fixed" fo:language="zxx" fo:country="none" style:font-size-asian="10.5pt"/>
    </style:style>
    <style:style style:name="Bloc_20_sans_20_lettrine" style:display-name="Bloc sans lettrine" style:family="paragraph" style:parent-style-name="Bloc_20_spéciaux">
      <style:paragraph-properties>
        <style:drop-cap/>
      </style:paragraph-properties>
    </style:style>
    <style:style style:name="Liste_20_valide" style:display-name="Liste valide" style:family="paragraph" style:parent-style-name="List" style:list-style-name="List_20_2">
      <style:paragraph-properties style:shadow="none"/>
      <style:text-properties fo:background-color="transparent"/>
    </style:style>
    <style:style style:name="Advantage" style:family="paragraph" style:parent-style-name="List" style:list-style-name="Valide"/>
    <style:style style:name="Numérotation" style:family="paragraph" style:parent-style-name="List" style:list-style-name="Numbering_20_1"/>
    <style:style style:name="Exigences" style:family="paragraph" style:parent-style-name="List" style:list-style-name="Exigence">
      <style:text-properties fo:background-color="transparent"/>
    </style:style>
    <style:style style:name="Objet" style:family="paragraph" style:parent-style-name="Text_20_body">
      <style:paragraph-properties fo:margin-left="-1cm" fo:margin-right="-1cm" fo:margin-top="0.101cm" fo:margin-bottom="0.101cm" loext:contextual-spacing="false" fo:text-align="center" style:justify-single-word="false" fo:text-indent="0cm" style:auto-text-indent="false">
        <style:tab-stops/>
      </style:paragraph-properties>
    </style:style>
    <style:style style:name="Shell" style:family="paragraph" style:parent-style-name="Code" style:list-style-name="List_20_5">
      <loext:graphic-properties draw:fill="solid" draw:fill-color="#002b36" draw:opacity="100%"/>
      <style:paragraph-properties fo:margin-left="1cm" fo:margin-right="0cm" fo:margin-top="0cm" fo:margin-bottom="0cm" loext:contextual-spacing="false" fo:text-indent="0cm" style:auto-text-indent="false" fo:background-color="#002b36"/>
      <style:text-properties fo:color="#ffffff"/>
    </style:style>
    <style:style style:name="Unvalid" style:family="paragraph" style:parent-style-name="Bloc_20_spéciaux" style:default-outline-level="">
      <loext:graphic-properties draw:fill="solid" draw:fill-color="#fdf6e3" draw:opacity="100%"/>
      <style:paragraph-properties fo:margin-left="1cm" fo:margin-right="1cm" fo:margin-top="0cm" fo:margin-bottom="0cm" loext:contextual-spacing="false" fo:text-indent="0cm" style:auto-text-indent="false" fo:background-color="#fdf6e3">
        <style:drop-cap style:lines="2" style:style-name="Titre_20_rouge"/>
      </style:paragraph-properties>
      <style:text-properties style:font-name="Roboto" fo:font-family="Roboto" style:font-style-name="Normal"/>
    </style:style>
    <style:style style:name="Numbering_20_Symbols" style:display-name="Numbering Symbols" style:family="text" style:hidden="tru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hidden="true">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268bd2" style:font-name="Aller Light" fo:font-family="'Aller Light'" style:font-style-name="Normal" style:font-pitch="variable" fo:language="zxx" fo:country="none" style:text-underline-style="none" fo:background-color="transparent" style:font-size-asian="10.5pt" style:language-asian="zxx" style:country-asian="none" style:language-complex="zxx" style:country-complex="none"/>
    </style:style>
    <style:style style:name="Footnote_20_Symbol" style:display-name="Footnote Symbol" style:family="text" style:hidden="true"/>
    <style:style style:name="Footnote_20_anchor" style:display-name="Footnote anchor" style:family="text" style:hidden="true">
      <style:text-properties style:text-position="super 58%"/>
    </style:style>
    <style:style style:name="Definition" style:family="text"/>
    <style:style style:name="Page_20_Number" style:display-name="Page Number" style:family="text"/>
    <style:style style:name="Caption_20_characters" style:display-name="Caption characters" style:family="text" style:hidden="true"/>
    <style:style style:name="Drop_20_Caps" style:display-name="Drop Caps" style:family="text">
      <style:text-properties fo:color="#657b83" style:font-name="Lobster 1.4" fo:font-family="'Lobster 1.4'" style:font-style-name="Normal" style:font-pitch="variable" style:font-size-asian="10.5pt"/>
    </style:style>
    <style:style style:name="Visited_20_Internet_20_Link" style:display-name="Visited Internet Link" style:family="text" style:parent-style-name="Internet_20_link">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parent-style-name="Internet_20_link">
      <style:text-properties fo:font-variant="small-caps" fo:color="#008080" style:text-underline-style="dotted" style:text-underline-width="auto" style:text-underline-color="font-color"/>
    </style:style>
    <style:style style:name="Index_20_Link" style:display-name="Index Link" style:family="text" style:hidden="true"/>
    <style:style style:name="Endnote_20_Symbol" style:display-name="Endnote Symbol" style:family="text" style:hidden="true"/>
    <style:style style:name="Line_20_numbering" style:display-name="Line numbering" style:family="text" style:hidden="true"/>
    <style:style style:name="Main_20_index_20_entry" style:display-name="Main index entry" style:family="text" style:hidden="true">
      <style:text-properties fo:font-weight="bold" style:font-weight-asian="bold" style:font-weight-complex="bold"/>
    </style:style>
    <style:style style:name="Endnote_20_anchor" style:display-name="Endnote anchor" style:family="text" style:hidden="true">
      <style:text-properties style:text-position="super 58%"/>
    </style:style>
    <style:style style:name="Rubies" style:family="text" style:hidden="true">
      <style:text-properties fo:font-size="6pt" style:text-underline-style="none" style:font-size-asian="6pt" style:font-size-complex="6pt" style:text-emphasize="none"/>
    </style:style>
    <style:style style:name="Vertical_20_Numbering_20_Symbols" style:display-name="Vertical Numbering Symbols" style:family="text" style:hidden="true">
      <style:text-properties style:text-rotation-angle="90" style:text-rotation-scale="line-height"/>
    </style:style>
    <style:style style:name="Source_20_Text" style:display-name="Source Text" style:family="text" style:hidden="true">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fo:color="#657b83" style:font-name="Aller Display" fo:font-family="'Aller Display'" style:font-style-name="Normal" style:font-pitch="variable"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hidden="true">
      <style:text-properties fo:font-style="italic" style:font-style-asian="italic" style:font-style-complex="italic"/>
    </style:style>
    <style:style style:name="Titre" style:family="text">
      <style:text-properties style:font-name="Aller Display" fo:font-family="'Aller Display'" style:font-style-name="Normal" style:font-pitch="variable" fo:font-size="160%" fo:font-weight="normal" officeooo:rsid="000fa1d5"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Titre_20_bleu" style:display-name="Titre bleu" style:family="text" style:parent-style-name="Titre">
      <style:text-properties fo:color="#268bd2" style:font-name="Aller Display" fo:font-family="'Aller Display'" style:font-style-name="Normal" style:font-pitch="variable" fo:font-size="150%" fo:font-weight="normal" officeooo:rsid="000fa1d5"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Titre_20_rouge" style:display-name="Titre rouge" style:family="text" style:parent-style-name="Titre">
      <style:text-properties fo:color="#dc322f" style:font-name="Aller Display" fo:font-family="'Aller Display'" style:font-style-name="Normal" style:font-pitch="variable" fo:font-size="150%" fo:font-weight="normal" officeooo:rsid="000fa1d5"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Titre_20_vert" style:display-name="Titre vert" style:family="text" style:parent-style-name="Titre">
      <style:text-properties fo:color="#4a8e00" style:font-name="Aller Display" fo:font-family="'Aller Display'" style:font-style-name="Normal" style:font-pitch="variable" fo:font-size="150%" fo:font-weight="normal" officeooo:rsid="000fa1d5"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Titre_20_gris" style:display-name="Titre gris" style:family="text" style:parent-style-name="Titre">
      <style:text-properties fo:color="#657b83" style:font-name="Aller Display" fo:font-family="'Aller Display'" style:font-style-name="Normal" style:font-pitch="variable" fo:font-size="150%" fo:font-weight="normal" officeooo:rsid="000fa1d5"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keyword0_5f_java" style:display-name="keyword0_java" style:family="text" style:parent-style-name="keyword">
      <style:text-properties fo:color="#268bd2" fo:font-style="normal" fo:font-weight="bold"/>
    </style:style>
    <style:style style:name="keyword2_5f_java" style:display-name="keyword2_java" style:family="text" style:parent-style-name="system">
      <style:text-properties fo:color="#dc322f" fo:font-style="normal" fo:font-weight="normal"/>
    </style:style>
    <style:style style:name="keyword3_5f_java" style:display-name="keyword3_java" style:family="text" style:parent-style-name="system">
      <style:text-properties fo:color="#dc322f" fo:font-style="normal" fo:font-weight="bold"/>
    </style:style>
    <style:style style:name="member0_5f_java" style:display-name="member0_java" style:family="text" style:parent-style-name="member">
      <style:text-properties fo:color="#4a8e00" fo:font-style="normal" fo:font-weight="normal"/>
    </style:style>
    <style:style style:name="symbol0_5f_java" style:display-name="symbol0_java" style:family="text" style:parent-style-name="symbol">
      <style:text-properties style:use-window-font-color="true" fo:font-style="normal" fo:font-weight="normal"/>
    </style:style>
    <style:style style:name="string_5f_java" style:display-name="string_java" style:family="text" style:parent-style-name="string">
      <style:text-properties fo:color="#b58900" fo:font-style="normal" fo:font-weight="normal"/>
    </style:style>
    <style:style style:name="Code" style:family="text">
      <style:text-properties fo:font-variant="normal" fo:text-transform="none" style:font-name="Droid Sans Mono" fo:font-family="'Droid Sans Mono'" style:font-style-name="Normal" style:font-family-generic="swiss" style:font-pitch="fixed" fo:language="zxx" fo:country="none" officeooo:rsid="0034b339" fo:background-color="transparent" style:font-size-asian="10.5pt"/>
    </style:style>
    <style:style style:name="comment0_5f_java" style:display-name="comment0_java" style:family="text" style:parent-style-name="comment">
      <style:text-properties fo:color="#657b83" fo:font-style="italic" fo:font-weight="normal" style:font-size-asian="10.5pt"/>
    </style:style>
    <style:style style:name="keyword1_5f_java" style:display-name="keyword1_java" style:family="text" style:parent-style-name="system">
      <style:text-properties fo:color="#dc322f" fo:font-style="normal" fo:font-weight="bold"/>
    </style:style>
    <style:style style:name="number_5f_java" style:display-name="number_java" style:family="text" style:parent-style-name="number">
      <style:text-properties fo:color="#d33682" fo:font-style="normal" fo:font-weight="normal" style:font-size-asian="10.5pt"/>
    </style:style>
    <style:style style:name="comment_5f_multi_5f_java" style:display-name="comment_multi_java" style:family="text" style:parent-style-name="comment">
      <style:text-properties fo:color="#666666" fo:font-style="italic" fo:font-weight="normal"/>
    </style:style>
    <style:style style:name="Shell" style:family="text" style:parent-style-name="Code">
      <style:text-properties fo:color="#ffffff" style:font-name="DejaVu Sans Mono" fo:font-family="'DejaVu Sans Mono'" style:font-style-name="Book" style:font-family-generic="modern" style:font-pitch="fixed" fo:language="zxx" fo:country="none" fo:background-color="#002b36" loext:shadow="none"/>
    </style:style>
    <style:style style:name="s_5f_system" style:display-name="s_system" style:family="text" style:parent-style-name="Shell">
      <style:text-properties fo:color="#dc322f"/>
    </style:style>
    <style:style style:name="command" style:family="text" style:parent-style-name="Shell">
      <style:text-properties fo:color="#268bd2"/>
    </style:style>
    <style:style style:name="option" style:family="text" style:parent-style-name="Shell">
      <style:text-properties fo:color="#66cc00"/>
    </style:style>
    <style:style style:name="Key" style:family="text">
      <style:text-properties style:font-name="Aller1" fo:font-family="Aller" style:font-style-name="Regular" style:font-pitch="variable" fo:language="zxx" fo:country="none" fo:background-color="#eeeeee" style:font-size-asian="10.5pt" loext:padding-left="0.199cm" loext:padding-right="0.199cm" loext:padding-top="0.049cm" loext:padding-bottom="0.049cm" loext:border="0.06pt solid #657b83" loext:shadow="#999999 0.041cm 0.041cm"/>
    </style:style>
    <style:style style:name="keyword_5f_s" style:display-name="keyword_s" style:family="text" style:parent-style-name="Shell">
      <style:text-properties fo:color="#6c71c4" fo:font-weight="bold"/>
    </style:style>
    <style:style style:name="text" style:family="text" style:parent-style-name="Shell">
      <style:text-properties fo:color="#b58900"/>
    </style:style>
    <style:style style:name="prompt" style:family="text" style:parent-style-name="Shell">
      <style:text-properties fo:font-weight="bold" fo:background-color="#002b36"/>
    </style:style>
    <style:style style:name="Style" style:family="text" style:parent-style-name="Shell">
      <style:text-properties fo:background-color="#002b36"/>
    </style:style>
    <style:style style:name="faint" style:family="text" style:parent-style-name="Style">
      <style:text-properties fo:color="#999999"/>
    </style:style>
    <style:style style:name="underline" style:family="text" style:parent-style-name="Style">
      <style:text-properties style:text-underline-style="solid" style:text-underline-width="auto" style:text-underline-color="font-color"/>
    </style:style>
    <style:style style:name="inverted" style:family="text" style:parent-style-name="Style">
      <style:text-properties style:use-window-font-color="true" fo:background-color="#fdf6e3"/>
    </style:style>
    <style:style style:name="Couleur" style:family="text"/>
    <style:style style:name="f_5f_noir" style:display-name="f_noir" style:family="text" style:parent-style-name="Couleur">
      <style:text-properties fo:color="#000000"/>
    </style:style>
    <style:style style:name="f_5f_rouge" style:display-name="f_rouge" style:family="text" style:parent-style-name="Couleur">
      <style:text-properties fo:color="#dc322f"/>
    </style:style>
    <style:style style:name="f_5f_vert" style:display-name="f_vert" style:family="text" style:parent-style-name="Couleur">
      <style:text-properties fo:color="#4a8e00"/>
    </style:style>
    <style:style style:name="f_5f_jaune" style:display-name="f_jaune" style:family="text" style:parent-style-name="Couleur">
      <style:text-properties fo:color="#b58900"/>
    </style:style>
    <style:style style:name="f_5f_bleu" style:display-name="f_bleu" style:family="text" style:parent-style-name="Couleur">
      <style:text-properties fo:color="#268bd2"/>
    </style:style>
    <style:style style:name="f_5f_magenta" style:display-name="f_magenta" style:family="text" style:parent-style-name="Couleur">
      <style:text-properties fo:color="#d33682"/>
    </style:style>
    <style:style style:name="f_5f_cyan" style:display-name="f_cyan" style:family="text" style:parent-style-name="Couleur">
      <style:text-properties fo:color="#2aa198"/>
    </style:style>
    <style:style style:name="b_5f_noir" style:display-name="b_noir" style:family="text" style:parent-style-name="Couleur">
      <style:text-properties fo:background-color="#002b36"/>
    </style:style>
    <style:style style:name="b_5f_rouge" style:display-name="b_rouge" style:family="text" style:parent-style-name="Couleur">
      <style:text-properties fo:background-color="#dc322f"/>
    </style:style>
    <style:style style:name="b_5f_vert" style:display-name="b_vert" style:family="text" style:parent-style-name="Couleur">
      <style:text-properties fo:background-color="#4a8e00"/>
    </style:style>
    <style:style style:name="b_5f_jaune" style:display-name="b_jaune" style:family="text" style:parent-style-name="Couleur">
      <style:text-properties fo:background-color="#b58900"/>
    </style:style>
    <style:style style:name="b_5f_bleu" style:display-name="b_bleu" style:family="text" style:parent-style-name="Couleur">
      <style:text-properties fo:background-color="#268bd2"/>
    </style:style>
    <style:style style:name="b_5f_magenta" style:display-name="b_magenta" style:family="text" style:parent-style-name="Couleur">
      <style:text-properties fo:background-color="#d33682"/>
    </style:style>
    <style:style style:name="b_5f_cyan" style:display-name="b_cyan" style:family="text" style:parent-style-name="Couleur">
      <style:text-properties fo:background-color="#2aa198"/>
    </style:style>
    <style:style style:name="b_5f_blanc" style:display-name="b_blanc" style:family="text" style:parent-style-name="Couleur">
      <style:text-properties fo:background-color="#fdf6e3"/>
    </style:style>
    <style:style style:name="comment" style:family="text" style:parent-style-name="Code">
      <style:text-properties fo:color="#93a1a1" fo:language="zxx" fo:country="none" fo:font-style="italic" style:font-size-asian="10.5pt"/>
    </style:style>
    <style:style style:name="define" style:family="text" style:parent-style-name="Code">
      <style:text-properties fo:color="#2aa198" style:font-name="DejaVu Sans Mono1" fo:font-family="'DejaVu Sans Mono'" style:font-style-name="Book" style:font-family-generic="modern" fo:font-size="11pt" fo:language="zxx" fo:country="none" officeooo:rsid="009a1d68" style:letter-kerning="true" fo:background-color="#fdf6e3" style:font-name-asian="Arial" style:font-family-asian="Arial" style:font-family-generic-asian="system" style:font-pitch-asian="variable" style:font-size-asian="11pt" style:language-asian="zh" style:country-asian="CN" style:font-name-complex="Mangal" style:font-family-complex="Mangal" style:font-family-generic-complex="system" style:font-size-complex="12pt" style:language-complex="hi" style:country-complex="IN"/>
    </style:style>
    <style:style style:name="keyword" style:family="text" style:parent-style-name="Code">
      <style:text-properties fo:color="#268bd2" style:font-name="DejaVu Sans Mono1" fo:font-family="'DejaVu Sans Mono'" style:font-style-name="Book" style:font-family-generic="modern" fo:font-size="11pt" fo:font-weight="bold" fo:background-color="#fdf6e3" style:font-size-asian="11pt" style:font-weight-asian="bold"/>
    </style:style>
    <style:style style:name="symbol" style:family="text" style:parent-style-name="Code">
      <style:text-properties fo:color="#268bd2" style:font-name="DejaVu Sans Mono1" fo:font-family="'DejaVu Sans Mono'" style:font-style-name="Book" style:font-family-generic="modern" fo:font-size="11pt" fo:language="zxx" fo:country="none" fo:background-color="#fdf6e3" style:font-size-asian="11pt"/>
    </style:style>
    <style:style style:name="system" style:family="text" style:parent-style-name="Code">
      <style:text-properties fo:color="#dc2300" style:font-name="DejaVu Sans Mono1" fo:font-family="'DejaVu Sans Mono'" style:font-style-name="Book" style:font-family-generic="modern" fo:font-size="11pt" fo:background-color="#fdf6e3" style:font-size-asian="11pt"/>
    </style:style>
    <style:style style:name="string" style:family="text" style:parent-style-name="Code">
      <style:text-properties fo:color="#b58900" style:font-name="DejaVu Sans Mono1" fo:font-family="'DejaVu Sans Mono'" style:font-style-name="Book" style:font-family-generic="modern" fo:font-size="11pt" fo:background-color="#fdf6e3" style:font-size-asian="11pt"/>
    </style:style>
    <style:style style:name="number" style:family="text" style:parent-style-name="Code">
      <style:text-properties fo:color="#d33682" style:font-name="DejaVu Sans Mono1" fo:font-family="'DejaVu Sans Mono'" style:font-style-name="Book" style:font-family-generic="modern" fo:font-size="11pt" fo:language="zxx" fo:country="none" fo:background-color="#fdf6e3" style:font-size-asian="11pt"/>
    </style:style>
    <style:style style:name="keyword3_5f_c" style:display-name="keyword3_c" style:family="text" style:parent-style-name="system">
      <style:text-properties fo:color="#dc322f" fo:font-style="normal" fo:font-weight="bold"/>
    </style:style>
    <style:style style:name="symbol0_5f_c" style:display-name="symbol0_c" style:family="text" style:parent-style-name="symbol">
      <style:text-properties style:use-window-font-color="true" fo:font-style="normal" fo:font-weight="normal" fo:background-color="transparent" style:font-size-asian="10.5pt"/>
    </style:style>
    <style:style style:name="comment0_5f_c" style:display-name="comment0_c" style:family="text" style:parent-style-name="define">
      <style:text-properties fo:color="#2aa198" fo:font-style="normal" fo:font-weight="normal"/>
    </style:style>
    <style:style style:name="number_5f_c" style:display-name="number_c" style:family="text" style:parent-style-name="number">
      <style:text-properties fo:color="#d33682" fo:font-style="normal" fo:font-weight="normal"/>
    </style:style>
    <style:style style:name="keyword0_5f_c" style:display-name="keyword0_c" style:family="text" style:parent-style-name="keyword">
      <style:text-properties fo:color="#268bd2" fo:font-style="normal" fo:font-weight="bold"/>
    </style:style>
    <style:style style:name="keyword2_5f_c" style:display-name="keyword2_c" style:family="text" style:parent-style-name="system">
      <style:text-properties fo:color="#dc322f" fo:font-style="normal" fo:font-weight="normal"/>
    </style:style>
    <style:style style:name="member" style:family="text" style:parent-style-name="Code">
      <style:text-properties fo:color="#4a8e00" style:font-size-asian="10.5pt"/>
    </style:style>
    <style:style style:name="keyword1_5f_c" style:display-name="keyword1_c" style:family="text" style:parent-style-name="system">
      <style:text-properties fo:color="#dc322f" fo:font-style="normal" fo:font-weight="bold"/>
    </style:style>
    <style:style style:name="string_5f_c" style:display-name="string_c" style:family="text" style:parent-style-name="string">
      <style:text-properties fo:color="#b58900" fo:font-style="normal" fo:font-weight="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oyen" style:family="graphic" style:parent-style-name="OLE">
      <style:graphic-properties svg:width="3.72cm" svg:height="1.485cm" text:anchor-type="as-char" svg:x="0cm" svg:y="-1.485cm" fo:margin-left="0.199cm" fo:margin-right="0.199cm" style:vertical-pos="middle" style:vertical-rel="text" style:horizontal-pos="center" style:horizontal-rel="paragraph" fo:background-color="transparent" draw:fill="none" draw:fill-color="#729fcf" draw:opacity="0%" draw:fill-image-width="0cm" draw:fill-image-height="0cm" style:shadow="none" draw:shadow-opacity="100%"/>
    </style:style>
    <text:outline-style style:name="Outline">
      <text:outline-level-style text:level="1" text:style-name="Titre_20_bleu" style:num-format="1">
        <style:list-level-properties text:min-label-distance="0.381cm"/>
      </text:outline-level-style>
      <text:outline-level-style text:level="2" text:style-name="Titre_20_rouge" style:num-format="1" text:display-levels="2">
        <style:list-level-properties text:min-label-distance="0.381cm"/>
      </text:outline-level-style>
      <text:outline-level-style text:level="3" text:style-name="Titre_20_vert"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Titre_20_vert" text:bullet-char="✔">
        <style:list-level-properties text:list-level-position-and-space-mode="label-alignment">
          <style:list-level-label-alignment text:label-followed-by="listtab" text:list-tab-stop-position="0.3cm" fo:text-indent="-0.3cm" fo:margin-left="0.3cm"/>
        </style:list-level-properties>
        <style:text-properties style:font-name="StarSymbol"/>
      </text:list-level-style-bullet>
      <text:list-level-style-bullet text:level="2" text:style-name="Titre_20_vert" text:bullet-char="✔">
        <style:list-level-properties text:list-level-position-and-space-mode="label-alignment">
          <style:list-level-label-alignment text:label-followed-by="listtab" text:list-tab-stop-position="0.6cm" fo:text-indent="-0.3cm" fo:margin-left="0.6cm"/>
        </style:list-level-properties>
        <style:text-properties style:font-name="StarSymbol"/>
      </text:list-level-style-bullet>
      <text:list-level-style-bullet text:level="3" text:style-name="Titre_20_vert" text:bullet-char="✔">
        <style:list-level-properties text:list-level-position-and-space-mode="label-alignment">
          <style:list-level-label-alignment text:label-followed-by="listtab" text:list-tab-stop-position="0.9cm" fo:text-indent="-0.3cm" fo:margin-left="0.9cm"/>
        </style:list-level-properties>
        <style:text-properties style:font-name="StarSymbol"/>
      </text:list-level-style-bullet>
      <text:list-level-style-bullet text:level="4" text:style-name="Titre_20_vert" text:bullet-char="✔">
        <style:list-level-properties text:list-level-position-and-space-mode="label-alignment">
          <style:list-level-label-alignment text:label-followed-by="listtab" text:list-tab-stop-position="1.199cm" fo:text-indent="-0.3cm" fo:margin-left="1.199cm"/>
        </style:list-level-properties>
        <style:text-properties style:font-name="StarSymbol"/>
      </text:list-level-style-bullet>
      <text:list-level-style-bullet text:level="5" text:style-name="Titre_20_vert" text:bullet-char="✔">
        <style:list-level-properties text:list-level-position-and-space-mode="label-alignment">
          <style:list-level-label-alignment text:label-followed-by="listtab" text:list-tab-stop-position="1.499cm" fo:text-indent="-0.3cm" fo:margin-left="1.499cm"/>
        </style:list-level-properties>
        <style:text-properties style:font-name="StarSymbol"/>
      </text:list-level-style-bullet>
      <text:list-level-style-bullet text:level="6" text:style-name="Titre_20_vert" text:bullet-char="✔">
        <style:list-level-properties text:list-level-position-and-space-mode="label-alignment">
          <style:list-level-label-alignment text:label-followed-by="listtab" text:list-tab-stop-position="1.799cm" fo:text-indent="-0.3cm" fo:margin-left="1.799cm"/>
        </style:list-level-properties>
        <style:text-properties style:font-name="StarSymbol"/>
      </text:list-level-style-bullet>
      <text:list-level-style-bullet text:level="7" text:style-name="Titre_20_vert" text:bullet-char="✔">
        <style:list-level-properties text:list-level-position-and-space-mode="label-alignment">
          <style:list-level-label-alignment text:label-followed-by="listtab" text:list-tab-stop-position="2.101cm" fo:text-indent="-0.3cm" fo:margin-left="2.101cm"/>
        </style:list-level-properties>
        <style:text-properties style:font-name="StarSymbol"/>
      </text:list-level-style-bullet>
      <text:list-level-style-bullet text:level="8" text:style-name="Titre_20_vert" text:bullet-char="✔">
        <style:list-level-properties text:list-level-position-and-space-mode="label-alignment">
          <style:list-level-label-alignment text:label-followed-by="listtab" text:list-tab-stop-position="2.401cm" fo:text-indent="-0.3cm" fo:margin-left="2.401cm"/>
        </style:list-level-properties>
        <style:text-properties style:font-name="StarSymbol"/>
      </text:list-level-style-bullet>
      <text:list-level-style-bullet text:level="9" text:style-name="Titre_20_vert" text:bullet-char="✔">
        <style:list-level-properties text:list-level-position-and-space-mode="label-alignment">
          <style:list-level-label-alignment text:label-followed-by="listtab" text:list-tab-stop-position="2.701cm" fo:text-indent="-0.3cm" fo:margin-left="2.701cm"/>
        </style:list-level-properties>
        <style:text-properties style:font-name="StarSymbol"/>
      </text:list-level-style-bullet>
      <text:list-level-style-bullet text:level="10" text:style-name="Titre_20_vert" text:bullet-char="✔">
        <style:list-level-properties text:list-level-position-and-space-mode="label-alignment">
          <style:list-level-label-alignment text:label-followed-by="listtab" text:list-tab-stop-position="3cm" fo:text-indent="-0.3cm" fo:margin-left="3cm"/>
        </style:list-level-properties>
        <style:text-properties style:font-name="Star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Début">
      <text:list-level-style-bullet text:level="1"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bleu" text:bullet-char="↦">
        <style:list-level-properties text:list-level-position-and-space-mode="label-alignment">
          <style:list-level-label-alignment text:label-followed-by="listtab"/>
        </style:list-level-properties>
        <style:text-properties style:font-name="Droid Sans"/>
      </text:list-level-style-bullet>
    </text:list-style>
    <text:list-style style:name="Fin">
      <text:list-level-style-bullet text:level="1"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rouge" text:bullet-char="⇥">
        <style:list-level-properties text:list-level-position-and-space-mode="label-alignment">
          <style:list-level-label-alignment text:label-followed-by="listtab"/>
        </style:list-level-properties>
        <style:text-properties style:font-name="Droid Sans"/>
      </text:list-level-style-bullet>
    </text:list-style>
    <text:list-style style:name="Base">
      <text:list-level-style-bullet text:level="1"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gris" text:bullet-char="⊥">
        <style:list-level-properties text:list-level-position-and-space-mode="label-alignment">
          <style:list-level-label-alignment text:label-followed-by="listtab"/>
        </style:list-level-properties>
        <style:text-properties style:font-name="Droid Sans"/>
      </text:list-level-style-bullet>
    </text:list-style>
    <text:list-style style:name="Contexte">
      <text:list-level-style-bullet text:level="1"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vert" text:bullet-char="✻">
        <style:list-level-properties text:list-level-position-and-space-mode="label-alignment">
          <style:list-level-label-alignment text:label-followed-by="listtab"/>
        </style:list-level-properties>
        <style:text-properties style:font-name="Droid Sans"/>
      </text:list-level-style-bullet>
    </text:list-style>
    <text:list-style style:name="Cible">
      <text:list-level-style-bullet text:level="1"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rouge" text:bullet-char="☉">
        <style:list-level-properties text:list-level-position-and-space-mode="label-alignment">
          <style:list-level-label-alignment text:label-followed-by="listtab"/>
        </style:list-level-properties>
        <style:text-properties style:font-name="Droid Sans"/>
      </text:list-level-style-bullet>
    </text:list-style>
    <text:list-style style:name="Flèches">
      <text:list-level-style-bullet text:level="1"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bleu"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bleu" text:bullet-char="⇶">
        <style:list-level-properties text:list-level-position-and-space-mode="label-alignment">
          <style:list-level-label-alignment text:label-followed-by="listtab"/>
        </style:list-level-properties>
        <style:text-properties style:font-name="Droid Sans"/>
      </text:list-level-style-bullet>
    </text:list-style>
    <text:list-style style:name="Flèche_20_Oblique" style:display-name="Flèche Oblique">
      <text:list-level-style-bullet text:level="1"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gris" text:bullet-char="➘">
        <style:list-level-properties text:list-level-position-and-space-mode="label-alignment">
          <style:list-level-label-alignment text:label-followed-by="listtab"/>
        </style:list-level-properties>
        <style:text-properties style:font-name="Droid Sans"/>
      </text:list-level-style-bullet>
    </text:list-style>
    <text:list-style style:name="Flèche_20_Retour" style:display-name="Flèche Retour">
      <text:list-level-style-bullet text:level="1"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vert" text:bullet-char="↳">
        <style:list-level-properties text:list-level-position-and-space-mode="label-alignment">
          <style:list-level-label-alignment text:label-followed-by="listtab"/>
        </style:list-level-properties>
        <style:text-properties style:font-name="Droid Sans"/>
      </text:list-level-style-bullet>
    </text:list-style>
    <text:list-style style:name="Plus">
      <text:list-level-style-bullet text:level="1"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vert" text:bullet-char="⊕">
        <style:list-level-properties text:list-level-position-and-space-mode="label-alignment">
          <style:list-level-label-alignment text:label-followed-by="listtab"/>
        </style:list-level-properties>
        <style:text-properties style:font-name="Droid Sans"/>
      </text:list-level-style-bullet>
    </text:list-style>
    <text:list-style style:name="Drapeau">
      <text:list-level-style-bullet text:level="1"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rouge"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rouge" text:bullet-char="⚑">
        <style:list-level-properties text:list-level-position-and-space-mode="label-alignment">
          <style:list-level-label-alignment text:label-followed-by="listtab"/>
        </style:list-level-properties>
        <style:text-properties style:font-name="Droid Sans"/>
      </text:list-level-style-bullet>
    </text:list-style>
    <text:list-style style:name="Ciseaux">
      <text:list-level-style-bullet text:level="1"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gris"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gris" text:bullet-char="✁">
        <style:list-level-properties text:list-level-position-and-space-mode="label-alignment">
          <style:list-level-label-alignment text:label-followed-by="listtab"/>
        </style:list-level-properties>
        <style:text-properties style:font-name="Droid Sans"/>
      </text:list-level-style-bullet>
    </text:list-style>
    <text:list-style style:name="Trèfle">
      <text:list-level-style-bullet text:level="1"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2"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3"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4"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5"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6"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7"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8"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9" text:style-name="Titre_20_vert" text:bullet-char="☘">
        <style:list-level-properties text:list-level-position-and-space-mode="label-alignment">
          <style:list-level-label-alignment text:label-followed-by="listtab"/>
        </style:list-level-properties>
        <style:text-properties style:font-name="Droid Sans"/>
      </text:list-level-style-bullet>
      <text:list-level-style-bullet text:level="10" text:style-name="Titre_20_vert" text:bullet-char="☘">
        <style:list-level-properties text:list-level-position-and-space-mode="label-alignment">
          <style:list-level-label-alignment text:label-followed-by="listtab"/>
        </style:list-level-properties>
        <style:text-properties style:font-name="Droid Sans"/>
      </text:list-level-style-bullet>
    </text:list-style>
    <text:list-style style:name="Standard">
      <text:list-level-style-bullet text:level="1" text:style-name="Titre_20_vert" text:bullet-char="☘">
        <style:list-level-properties text:list-level-position-and-space-mode="label-alignment">
          <style:list-level-label-alignment text:label-followed-by="listtab" text:list-tab-stop-position="1.27cm" fo:text-indent="-0.635cm" fo:margin-left="1.27cm"/>
        </style:list-level-properties>
        <style:text-properties style:font-name="Droid Sans"/>
      </text:list-level-style-bullet>
      <text:list-level-style-bullet text:level="2" text:style-name="Titre_20_vert" text:bullet-char="☘">
        <style:list-level-properties text:list-level-position-and-space-mode="label-alignment">
          <style:list-level-label-alignment text:label-followed-by="listtab" text:list-tab-stop-position="1.905cm" fo:text-indent="-0.635cm" fo:margin-left="1.905cm"/>
        </style:list-level-properties>
        <style:text-properties style:font-name="Droid Sans"/>
      </text:list-level-style-bullet>
      <text:list-level-style-bullet text:level="3" text:style-name="Titre_20_vert" text:bullet-char="☘">
        <style:list-level-properties text:list-level-position-and-space-mode="label-alignment">
          <style:list-level-label-alignment text:label-followed-by="listtab" text:list-tab-stop-position="2.54cm" fo:text-indent="-0.635cm" fo:margin-left="2.54cm"/>
        </style:list-level-properties>
        <style:text-properties style:font-name="Droid Sans"/>
      </text:list-level-style-bullet>
      <text:list-level-style-bullet text:level="4" text:style-name="Titre_20_vert" text:bullet-char="☘">
        <style:list-level-properties text:list-level-position-and-space-mode="label-alignment">
          <style:list-level-label-alignment text:label-followed-by="listtab" text:list-tab-stop-position="3.175cm" fo:text-indent="-0.635cm" fo:margin-left="3.175cm"/>
        </style:list-level-properties>
        <style:text-properties style:font-name="Droid Sans"/>
      </text:list-level-style-bullet>
      <text:list-level-style-bullet text:level="5" text:style-name="Titre_20_vert" text:bullet-char="☘">
        <style:list-level-properties text:list-level-position-and-space-mode="label-alignment">
          <style:list-level-label-alignment text:label-followed-by="listtab" text:list-tab-stop-position="3.81cm" fo:text-indent="-0.635cm" fo:margin-left="3.81cm"/>
        </style:list-level-properties>
        <style:text-properties style:font-name="Droid Sans"/>
      </text:list-level-style-bullet>
      <text:list-level-style-bullet text:level="6" text:style-name="Titre_20_vert" text:bullet-char="☘">
        <style:list-level-properties text:list-level-position-and-space-mode="label-alignment">
          <style:list-level-label-alignment text:label-followed-by="listtab" text:list-tab-stop-position="4.445cm" fo:text-indent="-0.635cm" fo:margin-left="4.445cm"/>
        </style:list-level-properties>
        <style:text-properties style:font-name="Droid Sans"/>
      </text:list-level-style-bullet>
      <text:list-level-style-bullet text:level="7" text:style-name="Titre_20_vert" text:bullet-char="☘">
        <style:list-level-properties text:list-level-position-and-space-mode="label-alignment">
          <style:list-level-label-alignment text:label-followed-by="listtab" text:list-tab-stop-position="5.08cm" fo:text-indent="-0.635cm" fo:margin-left="5.08cm"/>
        </style:list-level-properties>
        <style:text-properties style:font-name="Droid Sans"/>
      </text:list-level-style-bullet>
      <text:list-level-style-bullet text:level="8" text:style-name="Titre_20_vert" text:bullet-char="☘">
        <style:list-level-properties text:list-level-position-and-space-mode="label-alignment">
          <style:list-level-label-alignment text:label-followed-by="listtab" text:list-tab-stop-position="5.715cm" fo:text-indent="-0.635cm" fo:margin-left="5.715cm"/>
        </style:list-level-properties>
        <style:text-properties style:font-name="Droid Sans"/>
      </text:list-level-style-bullet>
      <text:list-level-style-bullet text:level="9" text:style-name="Titre_20_vert" text:bullet-char="☘">
        <style:list-level-properties text:list-level-position-and-space-mode="label-alignment">
          <style:list-level-label-alignment text:label-followed-by="listtab" text:list-tab-stop-position="6.35cm" fo:text-indent="-0.635cm" fo:margin-left="6.35cm"/>
        </style:list-level-properties>
        <style:text-properties style:font-name="Droid Sans"/>
      </text:list-level-style-bullet>
      <text:list-level-style-bullet text:level="10" text:style-name="Titre_20_vert" text:bullet-char="☘">
        <style:list-level-properties text:list-level-position-and-space-mode="label-alignment">
          <style:list-level-label-alignment text:label-followed-by="listtab" text:list-tab-stop-position="6.985cm" fo:text-indent="-0.635cm" fo:margin-left="6.985cm"/>
        </style:list-level-properties>
        <style:text-properties style:font-name="Droid Sans"/>
      </text:list-level-style-bullet>
    </text:list-style>
    <text:list-style style:name="Valide">
      <text:list-level-style-bullet text:level="1" text:style-name="Titre_20_vert"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Titre_20_vert"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Titre_20_vert"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Titre_20_vert"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Titre_20_vert"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Titre_20_vert"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Titre_20_vert"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Titre_20_vert"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Titre_20_vert"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Titre_20_vert"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Exigence">
      <text:list-level-style-bullet text:level="1" text:style-name="Titre_20_rouge" text:bullet-char="›">
        <style:list-level-properties text:list-level-position-and-space-mode="label-alignment">
          <style:list-level-label-alignment text:label-followed-by="listtab" text:list-tab-stop-position="1.27cm" fo:text-indent="-0.635cm" fo:margin-left="1.27cm"/>
        </style:list-level-properties>
        <style:text-properties style:font-name="Droid Sans"/>
      </text:list-level-style-bullet>
      <text:list-level-style-bullet text:level="2" text:style-name="Titre_20_rouge" text:bullet-char="›">
        <style:list-level-properties text:list-level-position-and-space-mode="label-alignment">
          <style:list-level-label-alignment text:label-followed-by="listtab" text:list-tab-stop-position="1.905cm" fo:text-indent="-0.635cm" fo:margin-left="1.905cm"/>
        </style:list-level-properties>
        <style:text-properties style:font-name="Droid Sans"/>
      </text:list-level-style-bullet>
      <text:list-level-style-bullet text:level="3" text:style-name="Titre_20_rouge" text:bullet-char="›">
        <style:list-level-properties text:list-level-position-and-space-mode="label-alignment">
          <style:list-level-label-alignment text:label-followed-by="listtab" text:list-tab-stop-position="2.54cm" fo:text-indent="-0.635cm" fo:margin-left="2.54cm"/>
        </style:list-level-properties>
        <style:text-properties style:font-name="Droid Sans"/>
      </text:list-level-style-bullet>
      <text:list-level-style-bullet text:level="4" text:style-name="Titre_20_rouge" text:bullet-char="›">
        <style:list-level-properties text:list-level-position-and-space-mode="label-alignment">
          <style:list-level-label-alignment text:label-followed-by="listtab" text:list-tab-stop-position="3.175cm" fo:text-indent="-0.635cm" fo:margin-left="3.175cm"/>
        </style:list-level-properties>
        <style:text-properties style:font-name="Droid Sans"/>
      </text:list-level-style-bullet>
      <text:list-level-style-bullet text:level="5" text:style-name="Titre_20_rouge" text:bullet-char="›">
        <style:list-level-properties text:list-level-position-and-space-mode="label-alignment">
          <style:list-level-label-alignment text:label-followed-by="listtab" text:list-tab-stop-position="3.81cm" fo:text-indent="-0.635cm" fo:margin-left="3.81cm"/>
        </style:list-level-properties>
        <style:text-properties style:font-name="Droid Sans"/>
      </text:list-level-style-bullet>
      <text:list-level-style-bullet text:level="6" text:style-name="Titre_20_rouge" text:bullet-char="›">
        <style:list-level-properties text:list-level-position-and-space-mode="label-alignment">
          <style:list-level-label-alignment text:label-followed-by="listtab" text:list-tab-stop-position="4.445cm" fo:text-indent="-0.635cm" fo:margin-left="4.445cm"/>
        </style:list-level-properties>
        <style:text-properties style:font-name="Droid Sans"/>
      </text:list-level-style-bullet>
      <text:list-level-style-bullet text:level="7" text:style-name="Titre_20_rouge" text:bullet-char="›">
        <style:list-level-properties text:list-level-position-and-space-mode="label-alignment">
          <style:list-level-label-alignment text:label-followed-by="listtab" text:list-tab-stop-position="5.08cm" fo:text-indent="-0.635cm" fo:margin-left="5.08cm"/>
        </style:list-level-properties>
        <style:text-properties style:font-name="Droid Sans"/>
      </text:list-level-style-bullet>
      <text:list-level-style-bullet text:level="8" text:style-name="Titre_20_rouge" text:bullet-char="›">
        <style:list-level-properties text:list-level-position-and-space-mode="label-alignment">
          <style:list-level-label-alignment text:label-followed-by="listtab" text:list-tab-stop-position="5.715cm" fo:text-indent="-0.635cm" fo:margin-left="5.715cm"/>
        </style:list-level-properties>
        <style:text-properties style:font-name="Droid Sans"/>
      </text:list-level-style-bullet>
      <text:list-level-style-bullet text:level="9" text:style-name="Titre_20_rouge" text:bullet-char="›">
        <style:list-level-properties text:list-level-position-and-space-mode="label-alignment">
          <style:list-level-label-alignment text:label-followed-by="listtab" text:list-tab-stop-position="6.35cm" fo:text-indent="-0.635cm" fo:margin-left="6.35cm"/>
        </style:list-level-properties>
        <style:text-properties style:font-name="Droid Sans"/>
      </text:list-level-style-bullet>
      <text:list-level-style-bullet text:level="10" text:style-name="Titre_20_rouge" text:bullet-char="›">
        <style:list-level-properties text:list-level-position-and-space-mode="label-alignment">
          <style:list-level-label-alignment text:label-followed-by="listtab" text:list-tab-stop-position="6.985cm" fo:text-indent="-0.635cm" fo:margin-left="6.985cm"/>
        </style:list-level-properties>
        <style:text-properties style:font-name="Droid Sans"/>
      </text:list-level-style-bullet>
    </text:list-style>
    <text:list-style style:name="Shell">
      <text:list-level-style-bullet text:level="1" text:style-name="Titre" text:bullet-char="&gt;">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Titre" text:bullet-char="&gt;">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Titre" text:bullet-char="&gt;">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Titre" text:bullet-char="&gt;">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Titre" text:bullet-char="&gt;">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Titre" text:bullet-char="&gt;">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Titre" text:bullet-char="&gt;">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Titre" text:bullet-char="&gt;">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Titre" text:bullet-char="&gt;">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Titre" text:bullet-char="&gt;">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de" text:consecutive-numbering="true">
      <text:list-level-style-number text:level="1" text:style-name="comment"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omment"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omment"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omment"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omment"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omment"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omment"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omment"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omment"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omment"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text-properties officeooo:paragraph-rsid="0032bc57"/>
    </style:style>
    <style:style style:name="MP2" style:family="paragraph" style:parent-style-name="Footer_20_right">
      <style:text-properties officeooo:paragraph-rsid="0032bc57"/>
    </style:style>
    <style:style style:name="MP3" style:family="paragraph" style:parent-style-name="Footer_20_right">
      <style:text-properties officeooo:rsid="00317a1b" officeooo:paragraph-rsid="00317a1b"/>
    </style:style>
    <style:style style:name="MT1" style:family="text">
      <style:text-properties officeooo:rsid="008fecc6"/>
    </style:style>
    <style:style style:name="MT2" style:family="text"/>
    <style:style style:name="MT3" style:family="text">
      <style:text-properties officeooo:rsid="00317a1b"/>
    </style:style>
    <style:style style:name="MT4" style:family="text">
      <style:text-properties officeooo:rsid="001811b7"/>
    </style:style>
    <style:style style:name="MT5" style:family="text">
      <style:text-properties officeooo:rsid="0030e4f4"/>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Moyen">
      <style:graphic-properties style:vertical-pos="middle" style:vertical-rel="text" draw:ole-draw-aspect="1"/>
    </style:style>
    <style:style style:name="MSect1" style:family="section">
      <style:section-properties style:editable="false">
        <style:columns fo:column-count="2">
          <style:column style:rel-width="7937*" fo:start-indent="0cm" fo:end-indent="0cm"/>
          <style:column style:rel-width="1701*"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order-top="0.06pt solid #657b83" fo:border-bottom="none" fo:border-left="none" fo:border-right="none" fo:padding="0.049cm" style:shadow="none"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section text:style-name="MSect1" text:name="Section1">
          <text:p text:style-name="MP1"><text:span text:style-name="MT1"><text:subject>State Of The Art and ICAPS reviews</text:subject></text:span><text:span text:style-name="MT1"> ❭</text:span> <text:span text:style-name="Titre_20_gris"><text:title>Synthesis</text:title></text:span></text:p>
          <text:p text:style-name="MP2"><text:span text:style-name="MT3">Page</text:span> <text:span text:style-name="Titre"><text:page-number text:select-page="current">4</text:page-number></text:span><text:span text:style-name="Titre"> </text:span><text:span text:style-name="MT4">On</text:span> <text:span text:style-name="MT3"><text:page-count>4</text:page-count></text:span></text:p>
        </text:section>
      </style:footer>
    </style:master-page>
    <style:master-page style:name="First_20_Page" style:display-name="First Page" style:page-layout-name="Mpm2" style:next-style-name="Standard">
      <style:header>
        <text:p text:style-name="Header"><draw:frame draw:style-name="Mfr1" draw:name="Image1" text:anchor-type="as-char" svg:width="3.542cm" svg:height="1.596cm" draw:z-index="1"><draw:image xlink:href="Pictures/1000145D00001D1E00000D1E0CD2231606444DBA.svg" xlink:type="simple" xlink:show="embed" xlink:actuate="onLoad"/><draw:image xlink:href="Pictures/100002010000011A0000007FB94D1E3C6A9469FD.png" xlink:type="simple" xlink:show="embed" xlink:actuate="onLoad"/></draw:frame><text:tab/><draw:frame draw:style-name="Mfr2" draw:name="Objet3" text:anchor-type="as-char" svg:width="3.57cm" svg:height="1.425cm" draw:z-index="0"><draw:object xlink:href="./Object 3" xlink:type="simple" xlink:show="embed" xlink:actuate="onLoad"/><draw:image xlink:href="./ObjectReplacements/Object 3" xlink:type="simple" xlink:show="embed" xlink:actuate="onLoad"/><svg:desc>Objet OLE</svg:desc></draw:frame><text:tab/><text:span text:style-name="MT5">2015-2016</text:span></text:p>
      </style:header>
      <style:footer>
        <text:p text:style-name="MP3">Page <text:span text:style-name="Titre"><text:page-number text:select-page="current">1</text:page-number></text:span><text:span text:style-name="Titre"> </text:span>sur <text:page-count>4</text:page-count></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thesis</dc:title>
    <meta:editing-cycles>2</meta:editing-cycles>
    <meta:editing-duration>PT7M51S</meta:editing-duration>
    <dc:subject>State Of The Art and ICAPS reviews</dc:subject>
    <dc:date>2016-01-25T16:25:58.297696254</dc:date>
    <dc:creator>Antoine GRÉA</dc:creator>
    <meta:generator>LibreOffice/5.0.4.2$Linux_X86_64 LibreOffice_project/00m0$Build-2</meta:generator>
    <meta:document-statistic meta:table-count="0" meta:image-count="1" meta:object-count="1" meta:page-count="4" meta:paragraph-count="73" meta:word-count="1469" meta:character-count="8008" meta:non-whitespace-character-count="6648"/>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face style:name="Roboto Bk" svg:font-family="'Roboto Bk'"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79cm" svg:stroke-color="#4f4c4c" draw:stroke-linejoin="miter" draw:fill="none" fo:padding-top="0.164cm" fo:padding-bottom="0.164cm" fo:padding-left="0.289cm" fo:padding-right="0.289cm"/>
    </style:style>
    <style:style style:name="gr2" style:family="graphic" style:parent-style-name="standard">
      <style:graphic-properties draw:stroke="solid" svg:stroke-width="0.042cm" svg:stroke-color="#f1471d" draw:stroke-linejoin="miter" draw:fill="none" fo:padding-top="0.146cm" fo:padding-bottom="0.146cm" fo:padding-left="0.271cm" fo:padding-right="0.271cm"/>
    </style:style>
    <style:style style:name="gr3" style:family="graphic" style:parent-style-name="standard">
      <style:graphic-properties draw:stroke="solid" svg:stroke-width="0.212cm" svg:stroke-color="#f79210" draw:stroke-linejoin="miter" draw:fill="none" fo:padding-top="0.231cm" fo:padding-bottom="0.231cm" fo:padding-left="0.356cm" fo:padding-right="0.356cm"/>
    </style:style>
    <style:style style:name="gr4" style:family="graphic" style:parent-style-name="standard">
      <style:graphic-properties draw:stroke="solid" svg:stroke-width="0.079cm" svg:stroke-color="#b23314" draw:stroke-linejoin="miter" draw:fill="none" fo:padding-top="0.164cm" fo:padding-bottom="0.164cm" fo:padding-left="0.289cm" fo:padding-right="0.289cm"/>
    </style:style>
    <style:style style:name="gr5" style:family="graphic" style:parent-style-name="standard">
      <style:graphic-properties draw:stroke="solid" svg:stroke-width="0.079cm" svg:stroke-color="#65808e" draw:stroke-linejoin="miter" draw:fill="none" fo:padding-top="0.164cm" fo:padding-bottom="0.164cm" fo:padding-left="0.289cm" fo:padding-right="0.289cm"/>
    </style:style>
    <style:style style:name="gr6" style:family="graphic" style:parent-style-name="standard">
      <style:graphic-properties draw:stroke="solid" svg:stroke-width="0.106cm" svg:stroke-color="#f9a70d" draw:stroke-linejoin="miter" draw:fill="none" fo:padding-top="0.178cm" fo:padding-bottom="0.178cm" fo:padding-left="0.303cm" fo:padding-right="0.303cm"/>
    </style:style>
    <style:style style:name="gr7" style:family="graphic" style:parent-style-name="standard">
      <style:graphic-properties draw:stroke="solid" svg:stroke-width="0.042cm" svg:stroke-color="#f0397b" draw:stroke-linejoin="miter" draw:fill="none" fo:padding-top="0.146cm" fo:padding-bottom="0.146cm" fo:padding-left="0.271cm" fo:padding-right="0.271cm"/>
    </style:style>
    <style:style style:name="gr8" style:family="graphic" style:parent-style-name="standard">
      <style:graphic-properties draw:stroke="solid" svg:stroke-width="0.042cm" svg:stroke-color="#f25c19" draw:stroke-linejoin="miter" draw:fill="none" fo:padding-top="0.146cm" fo:padding-bottom="0.146cm" fo:padding-left="0.271cm" fo:padding-right="0.271cm"/>
    </style:style>
    <style:style style:name="gr9" style:family="graphic" style:parent-style-name="standard">
      <style:graphic-properties draw:stroke="none" svg:stroke-color="#000000" draw:fill="none" draw:fill-color="#ffffff" fo:min-height="7.891cm"/>
    </style:style>
    <style:style style:name="gr10" style:family="graphic" style:parent-style-name="standard">
      <style:graphic-properties draw:stroke="none" svg:stroke-color="#000000" draw:fill="none" draw:fill-color="#ffffff" fo:min-height="1.017cm"/>
    </style:style>
    <style:style style:name="gr11" style:family="graphic" style:parent-style-name="standard">
      <style:graphic-properties draw:stroke="none" svg:stroke-color="#000000" draw:fill="none" draw:fill-color="#ffffff" fo:min-height="2.033cm"/>
    </style:style>
    <style:style style:name="P1" style:family="paragraph">
      <loext:graphic-properties draw:fill="none"/>
    </style:style>
    <style:style style:name="P2" style:family="paragraph">
      <loext:graphic-properties draw:fill="none" draw:fill-color="#ffffff"/>
      <style:text-properties fo:color="#4c4c4c" style:font-name="Droid Sans" fo:font-size="96pt" fo:letter-spacing="-0.064cm" fo:font-weight="bold" style:font-size-asian="96pt" style:font-weight-asian="bold" style:font-size-complex="96pt" style:font-weight-complex="bold"/>
    </style:style>
    <style:style style:name="P3" style:family="paragraph">
      <loext:graphic-properties draw:fill="none" draw:fill-color="#ffffff"/>
      <style:text-properties fo:color="#944794" style:font-name="Roboto Bk" fo:font-size="24pt" fo:font-weight="bold" style:font-size-asian="24pt" style:font-weight-asian="bold" style:font-size-complex="24pt" style:font-weight-complex="bold"/>
    </style:style>
    <style:style style:name="T1" style:family="text">
      <style:text-properties fo:color="#4c4c4c" style:font-name="Droid Sans" fo:font-size="96pt" fo:letter-spacing="-0.064cm" fo:font-weight="bold" style:font-size-asian="96pt" style:font-weight-asian="bold" style:font-size-complex="96pt" style:font-weight-complex="bold"/>
    </style:style>
    <style:style style:name="T2" style:family="text">
      <style:text-properties fo:color="#4c4c4c" style:font-name="Roboto Bk" fo:font-size="24pt" fo:font-weight="bold" style:font-size-asian="24pt" style:font-weight-asian="bold" style:font-size-complex="24pt" style:font-weight-complex="bold"/>
    </style:style>
    <style:style style:name="T3" style:family="text">
      <style:text-properties fo:color="#944794" style:font-name="Roboto Bk"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964cm" svg:height="1.964cm" svg:x="1.518cm" svg:y="1.973cm" svg:viewBox="0 0 1965 1965" svg:d="M1965 983c0 542-439 982-982 982s-983-440-983-982c0-543 440-983 983-983s982 440 982 983z">
          <text:p/>
        </draw:path>
        <draw:path draw:style-name="gr2" draw:text-style-name="P1" draw:layer="layout" svg:width="2.307cm" svg:height="2.307cm" svg:x="1.347cm" svg:y="1.802cm" svg:viewBox="0 0 2308 2308" svg:d="M2308 1154c0 637-517 1154-1154 1154s-1154-517-1154-1154 517-1154 1154-1154 1154 517 1154 1154z">
          <text:p/>
        </draw:path>
        <draw:path draw:style-name="gr3" draw:text-style-name="P1" draw:layer="layout" svg:width="2.757cm" svg:height="2.757cm" svg:x="1.122cm" svg:y="1.577cm" svg:viewBox="0 0 2758 2758" svg:d="M2758 1379c0 762-617 1379-1379 1379-761 0-1379-617-1379-1379 0-761 618-1379 1379-1379 762 0 1379 618 1379 1379z">
          <text:p/>
        </draw:path>
        <draw:path draw:style-name="gr4" draw:text-style-name="P1" draw:layer="layout" svg:width="3.433cm" svg:height="3.433cm" svg:x="0.84cm" svg:y="1.106cm" svg:viewBox="0 0 3434 3434" svg:d="M3434 1717c0 948-769 1717-1717 1717s-1717-769-1717-1717 769-1717 1717-1717 1717 769 1717 1717z">
          <text:p/>
        </draw:path>
        <draw:path draw:style-name="gr5" draw:text-style-name="P1" draw:layer="layout" svg:width="3.731cm" svg:height="3.732cm" svg:x="0.714cm" svg:y="0.936cm" svg:viewBox="0 0 3732 3733" svg:d="M3732 1866c0 1031-835 1867-1866 1867-1030 0-1866-836-1866-1867 0-1030 836-1866 1866-1866 1031 0 1866 836 1866 1866z">
          <text:p/>
        </draw:path>
        <draw:path draw:style-name="gr6" draw:text-style-name="P1" draw:layer="layout" svg:width="4.57cm" svg:height="4.57cm" svg:x="0.053cm" svg:y="0.602cm" svg:viewBox="0 0 4571 4571" svg:d="M4571 2285c0 1262-1023 2286-2286 2286-1262 0-2285-1024-2285-2286s1023-2285 2285-2285c1263 0 2286 1023 2286 2285z">
          <text:p/>
        </draw:path>
        <draw:path draw:style-name="gr7" draw:text-style-name="P1" draw:layer="layout" svg:width="4.608cm" svg:height="4.608cm" svg:x="0.451cm" svg:y="1.248cm" svg:viewBox="0 0 4609 4609" svg:d="M4609 2305c0 1272-1032 2304-2304 2304-1273 0-2305-1032-2305-2304 0-1273 1032-2305 2305-2305 1272 0 2304 1032 2304 2305z">
          <text:p/>
        </draw:path>
        <draw:path draw:style-name="gr8" draw:text-style-name="P1" draw:layer="layout" svg:width="5.258cm" svg:height="5.152cm" svg:x="0.314cm" svg:y="0.021cm" svg:viewBox="0 0 5259 5153" svg:d="M5259 2576c0 1424-1177 2577-2629 2577-1453 0-2630-1153-2630-2577 0-1423 1177-2576 2630-2576 1452 0 2629 1153 2629 2576z">
          <text:p/>
        </draw:path>
        <draw:frame draw:style-name="gr9" draw:text-style-name="P2" draw:layer="layout" svg:width="11.4cm" svg:height="8.141cm" svg:x="4.4cm" svg:y="0.655cm">
          <draw:text-box>
            <text:p><text:span text:style-name="T1">Lyon 1</text:span></text:p>
          </draw:text-box>
        </draw:frame>
        <draw:frame draw:style-name="gr10" draw:text-style-name="P3" draw:layer="layout" svg:width="2.3cm" svg:height="1.267cm" svg:x="1.5cm" svg:y="2.4cm">
          <draw:text-box>
            <text:p><text:span text:style-name="T2">U B</text:span><text:span text:style-name="T3"> </text:span></text:p>
          </draw:text-box>
        </draw:frame>
        <draw:frame draw:style-name="gr11" draw:text-style-name="P3" draw:layer="layout" svg:width="1.1cm" svg:height="2.283cm" svg:x="1.9cm" svg:y="2.033cm">
          <draw:text-box>
            <text:p><text:span text:style-name="T2">C</text:span><text:span text:style-name="T3"> </text:span></text:p>
          </draw:text-box>
        </draw:frame>
        <draw:frame draw:style-name="gr10" draw:text-style-name="P3" draw:layer="layout" svg:width="2.3cm" svg:height="1.267cm" svg:x="2.1cm" svg:y="2.6cm">
          <draw:text-box>
            <text:p><text:span text:style-name="T2">L</text:span><text:span text:style-name="T3"> </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face style:name="Roboto Bk" svg:font-family="'Roboto Bk'"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8.116cm" fo:page-height="5.87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